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" svg:font-family="Times" style:font-family-generic="roma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9035in" fo:margin-left="-0.8299in" table:align="left" style:writing-mode="lr-tb"/>
    </style:style>
    <style:style style:name="Table1.A" style:family="table-column">
      <style:table-column-properties style:column-width="1.6931in"/>
    </style:style>
    <style:style style:name="Table1.B" style:family="table-column">
      <style:table-column-properties style:column-width="1.4972in"/>
    </style:style>
    <style:style style:name="Table1.C" style:family="table-column">
      <style:table-column-properties style:column-width="1.6799in"/>
    </style:style>
    <style:style style:name="Table1.D" style:family="table-column">
      <style:table-column-properties style:column-width="1.4451in"/>
    </style:style>
    <style:style style:name="Table1.E" style:family="table-column">
      <style:table-column-properties style:column-width="1.588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size="12pt" fo:font-weight="bold" style:font-size-asian="12pt" style:font-weight-asian="bold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text-properties fo:font-size="14pt" fo:font-style="italic" style:font-size-asian="14pt" style:font-style-asian="italic" style:font-size-complex="14pt"/>
    </style:style>
    <style:style style:name="P4" style:family="paragraph" style:parent-style-name="Standard">
      <style:text-properties style:font-name="Times New Roman" fo:font-size="14pt" officeooo:paragraph-rsid="00104d29" style:font-name-asian="Times New Roman2" style:font-size-asian="14pt" style:font-name-complex="Times New Roman2" style:font-size-complex="14pt"/>
    </style:style>
    <style:style style:name="P5" style:family="paragraph" style:parent-style-name="Standard">
      <style:text-properties style:font-name="Times New Roman" fo:font-size="14pt" officeooo:paragraph-rsid="0012951e" style:font-name-asian="Times New Roman2" style:font-size-asian="14pt" style:font-name-complex="Times New Roman2" style:font-size-complex="14pt"/>
    </style:style>
    <style:style style:name="P6" style:family="paragraph" style:parent-style-name="Standard">
      <style:text-properties style:font-name="Times New Roman" fo:font-size="14pt" officeooo:rsid="0012951e" officeooo:paragraph-rsid="0012951e" style:font-name-asian="Times New Roman2" style:font-size-asian="14pt" style:font-name-complex="Times New Roman2" style:font-size-complex="14pt"/>
    </style:style>
    <style:style style:name="P7" style:family="paragraph" style:parent-style-name="Standard">
      <style:text-properties officeooo:paragraph-rsid="0011ae06"/>
    </style:style>
    <style:style style:name="P8" style:family="paragraph" style:parent-style-name="Standard">
      <style:text-properties officeooo:paragraph-rsid="0012951e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67478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style:font-size-asian="12pt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4pt" officeooo:paragraph-rsid="00104d29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4pt" officeooo:paragraph-rsid="0012951e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left="0in" fo:margin-right="0in" fo:margin-top="0.0835in" fo:margin-bottom="0in" loext:contextual-spacing="false" fo:text-align="center" style:justify-single-word="false" fo:text-indent="0in" style:auto-text-indent="false"/>
    </style:style>
    <style:style style:name="P17" style:family="paragraph" style:parent-style-name="Standard">
      <style:paragraph-properties fo:margin-left="2.9535in" fo:margin-right="0in" fo:text-indent="0.3937in" style:auto-text-indent="false"/>
    </style:style>
    <style:style style:name="P18" style:family="paragraph" style:parent-style-name="Standard">
      <style:paragraph-properties fo:margin-left="2.9535in" fo:margin-right="0in" fo:text-indent="0.3937in" style:auto-text-indent="false"/>
      <style:text-properties officeooo:rsid="001040b0" officeooo:paragraph-rsid="001040b0"/>
    </style:style>
    <style:style style:name="P19" style:family="paragraph" style:parent-style-name="Standard">
      <style:paragraph-properties fo:margin-top="0in" fo:margin-bottom="0.1366in" loext:contextual-spacing="false"/>
      <style:text-properties style:font-name="Times New Roman" fo:font-size="14pt" fo:font-style="italic" officeooo:paragraph-rsid="00104d29" style:font-name-asian="Times New Roman2" style:font-size-asian="14pt" style:font-style-asian="italic" style:font-name-complex="Times New Roman2" style:font-size-complex="14pt"/>
    </style:style>
    <style:style style:name="P20" style:family="paragraph" style:parent-style-name="Default">
      <style:paragraph-properties fo:margin-top="0in" fo:margin-bottom="0.1366in" loext:contextual-spacing="false"/>
      <style:text-properties style:font-name="Times New Roman1" fo:font-size="14pt" officeooo:paragraph-rsid="0018208f" style:font-size-asian="14pt" style:font-size-complex="14pt"/>
    </style:style>
    <style:style style:name="P21" style:family="paragraph" style:parent-style-name="Default">
      <style:paragraph-properties fo:margin-top="0in" fo:margin-bottom="0.1366in" loext:contextual-spacing="false"/>
      <style:text-properties style:font-name="Times New Roman1" fo:font-size="14pt" officeooo:paragraph-rsid="001040b0" style:font-size-asian="14pt" style:font-size-complex="14pt"/>
    </style:style>
    <style:style style:name="P22" style:family="paragraph" style:parent-style-name="Default">
      <style:paragraph-properties fo:margin-top="0in" fo:margin-bottom="0.1366in" loext:contextual-spacing="false"/>
      <style:text-properties style:font-name="Times New Roman1" fo:font-size="14pt" fo:font-style="italic" officeooo:paragraph-rsid="001040b0" style:font-size-asian="14pt" style:font-style-asian="italic" style:font-size-complex="14pt"/>
    </style:style>
    <style:style style:name="P23" style:family="paragraph" style:parent-style-name="Default">
      <style:paragraph-properties fo:margin-top="0in" fo:margin-bottom="0.1366in" loext:contextual-spacing="false"/>
      <style:text-properties style:font-name="Times New Roman1" fo:font-size="14pt" fo:font-style="italic" officeooo:paragraph-rsid="0018208f" style:font-size-asian="14pt" style:font-style-asian="italic" style:font-size-complex="14pt"/>
    </style:style>
    <style:style style:name="P24" style:family="paragraph" style:parent-style-name="Default">
      <style:paragraph-properties fo:margin-top="0in" fo:margin-bottom="0.1366in" loext:contextual-spacing="false"/>
      <style:text-properties style:font-name="Times" fo:font-size="14pt" fo:font-style="italic" style:font-size-asian="14pt" style:font-style-asian="italic" style:font-size-complex="14pt"/>
    </style:style>
    <style:style style:name="P25" style:family="paragraph" style:parent-style-name="Standard">
      <style:paragraph-properties fo:margin-left="0.5in" fo:margin-right="0in" fo:text-indent="-0.25in" style:auto-text-indent="false"/>
      <style:text-properties style:font-name="Times New Roman" fo:font-size="14pt" fo:font-weight="bold" officeooo:rsid="00130cc4" officeooo:paragraph-rsid="00130cc4" style:font-name-asian="Times New Roman2" style:font-size-asian="14pt" style:font-weight-asian="bold" style:font-name-complex="Times New Roman2" style:font-size-complex="14pt"/>
    </style:style>
    <style:style style:name="P26" style:family="paragraph" style:parent-style-name="Standard">
      <style:paragraph-properties fo:margin-left="0.5in" fo:margin-right="0in" fo:text-align="start" style:justify-single-word="false" fo:text-indent="-0.25in" style:auto-text-indent="false"/>
      <style:text-properties style:font-name="Times New Roman" fo:font-size="14pt" fo:font-weight="bold" officeooo:rsid="00130cc4" officeooo:paragraph-rsid="00130cc4" style:font-name-asian="Times New Roman2" style:font-size-asian="14pt" style:font-weight-asian="bold" style:font-name-complex="Times New Roman2" style:font-size-complex="14pt"/>
    </style:style>
    <style:style style:name="P27" style:family="paragraph" style:parent-style-name="Standard">
      <style:paragraph-properties fo:margin-left="0.5in" fo:margin-right="0in" fo:text-align="start" style:justify-single-word="false" fo:text-indent="-0.25in" style:auto-text-indent="false"/>
      <style:text-properties style:font-name="Times New Roman" fo:font-size="14pt" fo:font-weight="bold" officeooo:rsid="00130cc4" officeooo:paragraph-rsid="001c42a6" style:font-name-asian="Times New Roman2" style:font-size-asian="14pt" style:font-weight-asian="bold" style:font-name-complex="Times New Roman2" style:font-size-complex="14pt"/>
    </style:style>
    <style:style style:name="P28" style:family="paragraph" style:parent-style-name="Standard">
      <style:paragraph-properties fo:margin-left="0.5in" fo:margin-right="0in" fo:text-indent="-0.25in" style:auto-text-indent="false"/>
      <style:text-properties style:font-name="Times New Roman" fo:font-size="14pt" fo:font-weight="bold" officeooo:rsid="0012951e" officeooo:paragraph-rsid="0012951e" style:font-name-asian="Times New Roman2" style:font-size-asian="14pt" style:font-weight-asian="bold" style:font-name-complex="Times New Roman2" style:font-size-complex="14pt"/>
    </style:style>
    <style:style style:name="P29" style:family="paragraph" style:parent-style-name="Standard">
      <style:paragraph-properties fo:margin-left="0.5in" fo:margin-right="0in" fo:text-indent="-0.25in" style:auto-text-indent="false"/>
      <style:text-properties style:font-name="Times New Roman" fo:font-size="14pt" fo:font-weight="normal" officeooo:rsid="0012951e" officeooo:paragraph-rsid="0012951e" style:font-name-asian="Times New Roman2" style:font-size-asian="14pt" style:font-weight-asian="normal" style:font-name-complex="Times New Roman2" style:font-size-complex="14pt" style:font-weight-complex="normal"/>
    </style:style>
    <style:style style:name="P30" style:family="paragraph" style:parent-style-name="Standard">
      <style:paragraph-properties fo:margin-left="0.5in" fo:margin-right="0in" fo:text-indent="-0.25in" style:auto-text-indent="false"/>
      <style:text-properties style:font-name="Times New Roman" fo:font-size="14pt" officeooo:paragraph-rsid="00104d29" style:font-name-asian="Times New Roman2" style:font-size-asian="14pt" style:font-name-complex="Times New Roman2" style:font-size-complex="14pt"/>
    </style:style>
    <style:style style:name="P31" style:family="paragraph" style:parent-style-name="Нумерованный_20_список2">
      <style:paragraph-properties fo:margin-top="0in" fo:margin-bottom="0in" loext:contextual-spacing="false"/>
      <style:text-properties fo:font-size="12pt" fo:font-weight="bold" style:font-size-asian="12pt" style:font-weight-asian="bold" style:font-weight-complex="bold"/>
    </style:style>
    <style:style style:name="P32" style:family="paragraph" style:parent-style-name="Body_20_Text_20_3">
      <style:paragraph-properties fo:line-height="100%"/>
      <style:text-properties fo:font-size="12pt" fo:font-weight="bold" officeooo:rsid="001040b0" officeooo:paragraph-rsid="001040b0" style:font-size-asian="12pt" style:font-weight-asian="bold"/>
    </style:style>
    <style:style style:name="P33" style:family="paragraph" style:parent-style-name="Table_20_Contents">
      <style:text-properties fo:font-size="2pt" style:font-size-asian="2pt" style:font-size-complex="2pt"/>
    </style:style>
    <style:style style:name="P34" style:family="paragraph" style:parent-style-name="Table_20_Contents">
      <style:text-properties officeooo:rsid="0012951e" officeooo:paragraph-rsid="0012951e"/>
    </style:style>
    <style:style style:name="P35" style:family="paragraph" style:parent-style-name="Table_20_Contents">
      <style:text-properties officeooo:rsid="0012951e" officeooo:paragraph-rsid="00130cc4"/>
    </style:style>
    <style:style style:name="P36" style:family="paragraph" style:parent-style-name="Table_20_Contents">
      <style:paragraph-properties fo:text-align="center" style:justify-single-word="false"/>
      <style:text-properties officeooo:rsid="00130cc4" officeooo:paragraph-rsid="00130cc4"/>
    </style:style>
    <style:style style:name="P37" style:family="paragraph" style:parent-style-name="Standard" style:list-style-name="WWNum1">
      <style:paragraph-properties fo:margin-left="0.5in" fo:margin-right="0in" fo:text-indent="-0.25in" style:auto-text-indent="false" fo:break-before="page"/>
      <style:text-properties style:font-name="Times New Roman1" fo:font-size="14pt" fo:font-weight="bold" officeooo:rsid="0011ae06" officeooo:paragraph-rsid="0011ae06" style:font-name-asian="Times New Roman2" style:font-size-asian="14pt" style:font-weight-asian="bold" style:font-name-complex="Times New Roman2" style:font-size-complex="14pt"/>
    </style:style>
    <style:style style:name="P38" style:family="paragraph" style:parent-style-name="Standard" style:list-style-name="WWNum1">
      <style:paragraph-properties fo:margin-left="0.5in" fo:margin-right="0in" fo:text-indent="-0.25in" style:auto-text-indent="false"/>
      <style:text-properties style:font-name="Times New Roman" fo:font-size="14pt" fo:font-weight="bold" officeooo:rsid="0011ae06" officeooo:paragraph-rsid="0011ae06" style:font-name-asian="Times New Roman2" style:font-size-asian="14pt" style:font-weight-asian="bold" style:font-name-complex="Times New Roman2" style:font-size-complex="14pt"/>
    </style:style>
    <style:style style:name="P39" style:family="paragraph" style:parent-style-name="Standard" style:list-style-name="WWNum1">
      <style:paragraph-properties fo:margin-left="0.5in" fo:margin-right="0in" fo:text-indent="-0.25in" style:auto-text-indent="false"/>
      <style:text-properties style:font-name="Times New Roman" fo:font-size="14pt" fo:font-weight="bold" officeooo:paragraph-rsid="00104d29" style:font-name-asian="Times New Roman2" style:font-size-asian="14pt" style:font-weight-asian="bold" style:font-name-complex="Times New Roman2" style:font-size-complex="14pt"/>
    </style:style>
    <style:style style:name="P40" style:family="paragraph" style:parent-style-name="Standard" style:list-style-name="WWNum1">
      <style:paragraph-properties fo:margin-left="0.5in" fo:margin-right="0in" fo:text-indent="-0.25in" style:auto-text-indent="false"/>
      <style:text-properties style:font-name="Times New Roman" fo:font-size="14pt" fo:font-weight="bold" officeooo:rsid="0012951e" officeooo:paragraph-rsid="0012951e" style:font-name-asian="Times New Roman2" style:font-size-asian="14pt" style:font-weight-asian="bold" style:font-name-complex="Times New Roman2" style:font-size-complex="14pt"/>
    </style:style>
    <style:style style:name="P41" style:family="paragraph" style:parent-style-name="Standard" style:list-style-name="WWNum1">
      <style:paragraph-properties fo:margin-left="0.5in" fo:margin-right="0in" fo:text-indent="-0.25in" style:auto-text-indent="false"/>
      <style:text-properties style:font-name="Times New Roman" fo:font-size="14pt" fo:font-weight="bold" officeooo:rsid="00130cc4" officeooo:paragraph-rsid="00130cc4" style:font-name-asian="Times New Roman2" style:font-size-asian="14pt" style:font-weight-asian="bold" style:font-name-complex="Times New Roman2" style:font-size-complex="14pt"/>
    </style:style>
    <style:style style:name="P42" style:family="paragraph" style:parent-style-name="Standard" style:list-style-name="WWNum2">
      <style:paragraph-properties fo:margin-left="0.5in" fo:margin-right="0in" fo:text-indent="-0.25in" style:auto-text-indent="false"/>
      <style:text-properties style:font-name="Times New Roman" fo:font-size="14pt" officeooo:paragraph-rsid="00104d29" style:font-name-asian="Times New Roman2" style:font-size-asian="14pt" style:font-name-complex="Times New Roman2" style:font-size-complex="14pt"/>
    </style:style>
    <style:style style:name="P43" style:family="paragraph" style:parent-style-name="Standard" style:list-style-name="WWNum1">
      <style:paragraph-properties fo:margin-left="0.5in" fo:margin-right="0in" fo:margin-top="0in" fo:margin-bottom="0.1366in" loext:contextual-spacing="false" fo:text-indent="-0.25in" style:auto-text-indent="false"/>
      <style:text-properties style:font-name="Times New Roman" fo:font-size="14pt" fo:font-weight="bold" officeooo:rsid="0011ae06" officeooo:paragraph-rsid="0011ae06" style:font-name-asian="Times New Roman2" style:font-size-asian="14pt" style:font-weight-asian="bold" style:font-name-complex="Times New Roman2" style:font-size-complex="14pt"/>
    </style:style>
    <style:style style:name="P44" style:family="paragraph" style:parent-style-name="Standard" style:list-style-name="WWNum1">
      <style:paragraph-properties fo:margin-left="0.25in" fo:margin-right="0in" fo:text-indent="0in" style:auto-text-indent="false"/>
      <style:text-properties style:font-name="Times New Roman" fo:font-size="14pt" fo:font-weight="bold" officeooo:rsid="0012951e" officeooo:paragraph-rsid="0012951e" style:font-name-asian="Times New Roman2" style:font-size-asian="14pt" style:font-weight-asian="bold" style:font-name-complex="Times New Roman2" style:font-size-complex="14pt"/>
    </style:style>
    <style:style style:name="P45" style:family="paragraph" style:parent-style-name="Heading_20_6" style:master-page-name="Standard">
      <style:paragraph-properties fo:margin-top="0.0835in" fo:margin-bottom="0in" loext:contextual-spacing="false" style:page-number="auto"/>
      <style:text-properties fo:font-size="12pt" style:font-size-asian="12pt"/>
    </style:style>
    <style:style style:name="P46" style:family="paragraph" style:parent-style-name="Heading_20_6">
      <style:paragraph-properties fo:margin-top="0.0835in" fo:margin-bottom="0in" loext:contextual-spacing="false"/>
      <style:text-properties fo:font-size="12pt" style:font-size-asian="12pt"/>
    </style:style>
    <style:style style:name="P47" style:family="paragraph" style:parent-style-name="Heading_20_6">
      <style:paragraph-properties fo:margin-top="0.0417in" fo:margin-bottom="0.0417in" loext:contextual-spacing="false"/>
      <style:text-properties fo:font-size="12pt" style:font-size-asian="12pt"/>
    </style:style>
    <style:style style:name="P48" style:family="paragraph" style:parent-style-name="Heading_20_7">
      <style:paragraph-properties fo:margin-left="0in" fo:margin-right="0in" fo:text-indent="0in" style:auto-text-indent="false"/>
      <style:text-properties fo:font-size="12pt" style:font-size-asian="12pt"/>
    </style:style>
    <style:style style:name="P49" style:family="paragraph" style:parent-style-name="Heading_20_7">
      <style:paragraph-properties fo:margin-left="0in" fo:margin-right="0in" fo:margin-top="0.1665in" fo:margin-bottom="0in" loext:contextual-spacing="false" fo:text-indent="0in" style:auto-text-indent="false"/>
      <style:text-properties fo:font-size="12pt" style:font-size-asian="12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1040b0" style:font-style-asian="italic"/>
    </style:style>
    <style:style style:name="T3" style:family="text">
      <style:text-properties fo:font-style="italic" officeooo:rsid="0018208f" style:font-style-asian="italic"/>
    </style:style>
    <style:style style:name="T4" style:family="text">
      <style:text-properties fo:font-style="italic" officeooo:rsid="001c42a6" style:font-style-asian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0cc4" style:font-weight-asian="normal" style:font-weight-complex="normal"/>
    </style:style>
    <style:style style:name="T7" style:family="text">
      <style:text-properties fo:font-weight="normal" officeooo:rsid="001fb49d" style:font-weight-asian="normal" style:font-weight-complex="normal"/>
    </style:style>
    <style:style style:name="T8" style:family="text">
      <style:text-properties officeooo:rsid="001040b0"/>
    </style:style>
    <style:style style:name="T9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10" style:family="text">
      <style:text-properties style:font-name="Times New Roman" fo:font-size="14pt" officeooo:rsid="00104d29" style:font-name-asian="Times New Roman2" style:font-size-asian="14pt" style:font-name-complex="Times New Roman2" style:font-size-complex="14pt"/>
    </style:style>
    <style:style style:name="T11" style:family="text">
      <style:text-properties style:font-name="Times New Roman" fo:font-size="14pt" officeooo:rsid="0011ae06" style:font-name-asian="Times New Roman2" style:font-size-asian="14pt" style:font-name-complex="Times New Roman2" style:font-size-complex="14pt"/>
    </style:style>
    <style:style style:name="T12" style:family="text">
      <style:text-properties style:font-name="Times New Roman" fo:font-size="14pt" officeooo:rsid="0012951e" style:font-name-asian="Times New Roman2" style:font-size-asian="14pt" style:font-name-complex="Times New Roman2" style:font-size-complex="14pt"/>
    </style:style>
    <style:style style:name="T13" style:family="text">
      <style:text-properties style:font-name="Times New Roman" fo:font-style="italic" style:font-name-asian="Times New Roman2" style:font-style-asian="italic" style:font-name-complex="Times New Roman2"/>
    </style:style>
    <style:style style:name="T14" style:family="text">
      <style:text-properties style:font-name="Times New Roman1" fo:font-style="italic" style:font-style-asian="italic"/>
    </style:style>
    <style:style style:name="T15" style:family="text">
      <style:text-properties officeooo:rsid="0012951e"/>
    </style:style>
    <style:style style:name="T16" style:family="text">
      <style:text-properties fo:color="#ae81ff" style:font-name="DejaVu Sans Mono" fo:font-size="10pt" fo:font-style="normal" fo:font-weight="normal" fo:background-color="#1c1c1c" loext:char-shading-value="0" style:font-size-asian="10pt" style:font-style-asian="normal" style:font-weight-asian="normal"/>
    </style:style>
    <style:style style:name="T17" style:family="text">
      <style:text-properties officeooo:rsid="00130cc4"/>
    </style:style>
    <style:style style:name="T18" style:family="text">
      <style:text-properties fo:color="#f92672" style:font-name="DejaVu Sans Mono" fo:font-size="10pt" fo:font-style="normal" fo:font-weight="normal" fo:background-color="#1c1c1c" loext:char-shading-value="0" style:font-size-asian="10pt" style:font-style-asian="normal" style:font-weight-asian="normal"/>
    </style:style>
    <style:style style:name="T19" style:family="text">
      <style:text-properties fo:color="#f92672" style:font-name="DejaVu Sans Mono" fo:font-size="10pt" fo:font-style="normal" fo:font-weight="normal" fo:background-color="#ffffff" loext:char-shading-value="0" style:font-size-asian="10pt" style:font-style-asian="normal" style:font-weight-asian="normal"/>
    </style:style>
    <style:style style:name="T20" style:family="text">
      <style:text-properties fo:color="#e6db74" style:font-name="DejaVu Sans Mono" fo:font-size="10pt" fo:font-style="normal" fo:font-weight="normal" fo:background-color="#1c1c1c" loext:char-shading-value="0" style:font-size-asian="10pt" style:font-style-asian="normal" style:font-weight-asian="normal"/>
    </style:style>
    <style:style style:name="T21" style:family="text">
      <style:text-properties fo:color="#75715e" style:font-name="DejaVu Sans Mono" fo:font-size="10pt" fo:font-style="normal" fo:font-weight="normal" fo:background-color="#1c1c1c" loext:char-shading-value="0" style:font-size-asian="10pt" style:font-style-asian="normal" style:font-weight-asian="normal"/>
    </style:style>
    <style:style style:name="T22" style:family="text">
      <style:text-properties fo:color="#75715e" style:font-name="DejaVu Sans Mono" fo:font-size="10pt" fo:font-style="normal" fo:font-weight="normal" fo:background-color="#ffffff" loext:char-shading-value="0" style:font-size-asian="10pt" style:font-style-asian="normal" style:font-weight-asian="normal"/>
    </style:style>
    <style:style style:name="T23" style:family="text">
      <style:text-properties fo:color="#a6e22e" style:font-name="DejaVu Sans Mono" fo:font-size="10pt" fo:font-style="normal" fo:font-weight="normal" fo:background-color="#1c1c1c" loext:char-shading-value="0" style:font-size-asian="10pt" style:font-style-asian="normal" style:font-weight-asian="normal"/>
    </style:style>
    <style:style style:name="T24" style:family="text">
      <style:text-properties fo:color="#f8f8f2" style:font-name="DejaVu Sans Mono" fo:font-size="10pt" fo:font-style="normal" fo:font-weight="normal" fo:background-color="#1c1c1c" loext:char-shading-value="0" style:font-size-asian="10pt" style:font-style-asian="normal" style:font-weight-asian="normal"/>
    </style:style>
    <style:style style:name="T25" style:family="text">
      <style:text-properties fo:color="#f8f8f2" style:font-name="DejaVu Sans Mono" fo:font-size="10pt" fo:font-style="normal" fo:font-weight="normal" fo:background-color="#ffffff" loext:char-shading-value="0" style:font-size-asian="10pt" style:font-style-asian="normal" style:font-weight-asian="normal"/>
    </style:style>
    <style:style style:name="T26" style:family="text">
      <style:text-properties fo:color="#fd971f" style:font-name="DejaVu Sans Mono" fo:font-size="10pt" fo:font-style="italic" fo:font-weight="normal" fo:background-color="#1c1c1c" loext:char-shading-value="0" style:font-size-asian="10pt" style:font-style-asian="italic" style:font-weight-asian="normal"/>
    </style:style>
    <style:style style:name="T27" style:family="text">
      <style:text-properties fo:color="#b5b6e3" style:font-name="DejaVu Sans Mono" fo:font-size="10pt" fo:font-style="normal" fo:font-weight="normal" fo:background-color="#1c1c1c" loext:char-shading-value="0" style:font-size-asian="10pt" style:font-style-asian="normal" style:font-weight-asian="normal"/>
    </style:style>
    <style:style style:name="T28" style:family="text">
      <style:text-properties fo:color="#66d9ef" style:font-name="DejaVu Sans Mono" fo:font-size="10pt" fo:font-style="normal" fo:font-weight="normal" fo:background-color="#1c1c1c" loext:char-shading-value="0" style:font-size-asian="10pt" style:font-style-asian="normal" style:font-weight-asian="normal"/>
    </style:style>
    <style:style style:name="T29" style:family="text">
      <style:text-properties fo:color="#908b25" style:font-name="DejaVu Sans Mono" fo:font-size="10pt" fo:font-style="normal" fo:font-weight="normal" fo:background-color="#1c1c1c" loext:char-shading-value="0" style:font-size-asian="10pt" style:font-style-asian="normal" style:font-weight-asian="normal"/>
    </style:style>
    <style:style style:name="T30" style:family="text">
      <style:text-properties fo:color="#5f8c8a" style:font-name="DejaVu Sans Mono" fo:font-size="10pt" fo:font-style="normal" fo:font-weight="normal" fo:background-color="#1c1c1c" loext:char-shading-value="0" style:font-size-asian="10pt" style:font-style-asian="normal" style:font-weight-asian="normal"/>
    </style:style>
    <style:style style:name="T31" style:family="text">
      <style:text-properties fo:background-color="#1c1c1c" loext:char-shading-value="0"/>
    </style:style>
    <style:style style:name="T32" style:family="text">
      <style:text-properties officeooo:rsid="001970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6">МИНИСТЕРСТВО НАУКИ И ВЫСШЕГО ОБРАЗОВАНИЯ<text:line-break/> РОССИЙСКОЙ ФЕДЕРАЦИИ</text:h>
      <text:h text:style-name="P46" text:outline-level="6">ФЕДЕРАЛЬНОЕ ГОСУДАРСТВЕННОЕ АВТОНОМНОЕ ОБРАЗОВАТЕЛЬНОЕ УЧРЕЖДЕНИЕ ВЫСШЕГО ОБРАЗОВАНИЯ</text:h>
      <text:h text:style-name="P46" text:outline-level="6">НОВОСИБИРСКИЙ НАЦИОНАЛЬНЫЙ ИССЛЕДОВАТЕЛЬСКИЙ ГОСУДАРСТВЕННЫЙ УНИВЕРСИТЕТ</text:h>
      <text:h text:style-name="P47" text:outline-level="6">Факультет информационных технологий</text:h>
      <text:p text:style-name="P13">Кафедра параллельных вычислений</text:p>
      <text:p text:style-name="P1"/>
      <text:p text:style-name="P31"/>
      <text:h text:style-name="P48" text:outline-level="7">ОТЧЕТ</text:h>
      <text:h text:style-name="P49" text:outline-level="7">О ВЫПОЛНЕНИИ ЛАБОРАТОРНОЙ РАБОТЫ</text:h>
      <text:p text:style-name="P11"/>
      <text:p text:style-name="P10">«ОПРЕДЕЛЕНИЕ ВРЕМЕНИ РАБОТЫ ПРИКЛАДНЫХ ПРОГРАММ»</text:p>
      <text:p text:style-name="P9"/>
      <text:p text:style-name="P9">студента <text:span text:style-name="T8">2 </text:span>курса, <text:span text:style-name="T8">18209 </text:span>группы</text:p>
      <text:p text:style-name="P9"/>
      <text:p text:style-name="P32">Большим Максима Антоновича</text:p>
      <text:p text:style-name="P12"/>
      <text:p text:style-name="P16">Направление 09.03.01 – «Информатика и вычислительная техника»</text:p>
      <text:p text:style-name="P2"/>
      <text:p text:style-name="Standard"/>
      <text:p text:style-name="Standard"/>
      <text:p text:style-name="P17">Преподаватель:</text:p>
      <text:p text:style-name="P18">Власенко Андрей Юрьевич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Новосибирск 20<text:span text:style-name="T8">19</text:span></text:p>
      <text:list xml:id="list1154827259" text:style-name="WWNum1">
        <text:list-item>
          <text:p text:style-name="P37"><text:bookmark-start text:name="__RefHeading___Toc18443921"/>Цель<text:bookmark-end text:name="__RefHeading___Toc18443921"/></text:p>
        </text:list-item>
      </text:list>
      <text:p text:style-name="P21"><text:span text:style-name="T1">1. </text:span><text:span text:style-name="T2">Изучить</text:span><text:span text:style-name="T1"> методики измерения времени работы программы.</text:span></text:p>
      <text:p text:style-name="P22">2. Изучение приемов повышения точности измерения времени работы подпрограммы.</text:p>
      <text:p text:style-name="P21"><text:span text:style-name="T1">3. Изучение способов измерения времени работы </text:span><text:span text:style-name="T2">программного алгоритма</text:span><text:span text:style-name="T1">.</text:span></text:p>
      <text:p text:style-name="P21"><text:span text:style-name="T1">4. Измерение времени работы </text:span><text:span text:style-name="T2">алгоритма</text:span><text:span text:style-name="T1"> в прикладной программе.</text:span></text:p>
      <text:p text:style-name="P24"/>
      <text:list xml:id="list234732552715596" text:continue-numbering="true" text:style-name="WWNum1">
        <text:list-item>
          <text:p text:style-name="P38"><text:bookmark-start text:name="__RefHeading___Toc18443922"/>Задание<text:bookmark-end text:name="__RefHeading___Toc18443922"/></text:p>
        </text:list-item>
      </text:list>
      <text:p text:style-name="P20"><text:span text:style-name="T3"><text:tab/></text:span><text:span text:style-name="T1">Написать программу на языке C++, которая реализует </text:span><text:span text:style-name="T13">вычисления числа Пи с помощью разложения в ряд (ряд Грегори-Лейбница) по формуле Лейбница N первых членов ряда</text:span><text:span text:style-name="T1">.</text:span><text:span text:style-name="T2"> </text:span><text:span text:style-name="T3">П</text:span><text:span text:style-name="T1">роверить правильность работы программы на нескольких тестовых наборах входных данных. Выбрать значение параметра </text:span><text:span text:style-name="T2">программы</text:span><text:span text:style-name="T1"> N таким, чтобы время работы было порядка </text:span><text:span text:style-name="T4">~</text:span><text:span text:style-name="T1">15 секунд. </text:span><text:span text:style-name="T2">Затем, п</text:span><text:span text:style-name="T1">о </text:span><text:span text:style-name="T4">выбранным</text:span><text:span text:style-name="T1"> методик</text:span><text:span text:style-name="T4">ам</text:span><text:span text:style-name="T1"> определить время работы подпрограммы тестовой программы с относительной погрешностью не более 1% </text:span><text:span text:style-name="T2">и вывести результаты на экран</text:span><text:span text:style-name="T1">.</text:span></text:p>
      <text:p text:style-name="P23"/>
      <text:list xml:id="list234734269517222" text:continue-numbering="true" text:style-name="WWNum1">
        <text:list-item>
          <text:p text:style-name="P43">Описание работы</text:p>
        </text:list-item>
      </text:list>
      <text:p text:style-name="P14"><text:tab/>Существует несколько методов решения задачи об измерении времени работы программы на языке С/С++. Такими методами являются</text:p>
      <text:list xml:id="list3852872937" text:style-name="WWNum2">
        <text:list-item>
          <text:p text:style-name="P42">Системная утилита time в ОС GNU Linux/UNIX, позволяющая измерять время работы программы в целом без внесения изменений в исходный код.</text:p>
        </text:list-item>
        <text:list-item>
          <text:p text:style-name="P42">Функция clock_gettime библиотеки time.h, получающая значения системного таймера и обладающая точностью в ОС Windows: 55 мс, в ОС GNU Linux/UNIX: 1 нс.</text:p>
        </text:list-item>
        <text:list-item>
          <text:p text:style-name="P42">Функция измерения времени работы процесса times, которая позволяет определить, сколько квантов времени проработал наш процесс, что достаточно важно при большой загруженности процессора.</text:p>
        </text:list-item>
        <text:list-item>
          <text:p text:style-name="P42">Машинная команда rdtsc, являющаяся по своей сути счётчиком тактов процессора. Такой метод является максимально точным, определяя время работы с точностью до такта процессора. Время работы программы в секундах получается с учётом частоты процессора.</text:p>
        </text:list-item>
      </text:list>
      <text:p text:style-name="P30"/>
      <text:p text:style-name="P4"/>
      <text:list xml:id="list234733646331802" text:continue-list="list234734269517222" text:style-name="WWNum1">
        <text:list-item>
          <text:p text:style-name="P39">Исследования</text:p>
        </text:list-item>
      </text:list>
      <text:p text:style-name="P7"><text:span text:style-name="T9">Был проведён анализ времени выполнения вычисления числа Пи с помощью разложения в ряд (ряд Грегори-Лейбница) по формуле Лейбница N первых членов ряда. В ходе </text:span><text:span text:style-name="T11">работы</text:span><text:span text:style-name="T9"> для </text:span><text:span text:style-name="T11">вычисления</text:span><text:span text:style-name="T9"> времени работы алгоритма использовал</text:span><text:span text:style-name="T10">а</text:span><text:span text:style-name="T9">сь функция clock_gettime и машинная </text:span><text:span text:style-name="T11">инструкция</text:span><text:span text:style-name="T9"> </text:span><text:soft-page-break/><text:span text:style-name="T9">rdtsc, после чего было представлено сравнение их показаний (см. таблицу). Стоит отметить, что использовать одновременно оба метода при запуске программы </text:span><text:span text:style-name="T11">не рекомендуется, так как растет погрешность вычисления</text:span><text:span text:style-name="T9">, поэтому при исследовании алгоритм анализировался разными методами поочерёдно. В ходе исследования была достигнуто необходимое время выполнения алгоритма: 15 секунд. Стоит отметить, что анализ с помощью машинной команды rdtsc может в некоторых случаях выдавать неточные данные, что связана с динамическим масштабированием частоты процессора. </text:span></text:p>
      <text:p text:style-name="P4"/>
      <text:list xml:id="list234733561023517" text:continue-numbering="true" text:style-name="WWNum1">
        <text:list-item>
          <text:p text:style-name="P38">Описание <text:s/><text:span text:style-name="T14">методики измерения времени</text:span> </text:p>
        </text:list-item>
      </text:list>
      <text:p text:style-name="P6">Опишем используемые методики измерения времени:</text:p>
      <text:p text:style-name="P5"><text:span text:style-name="T15">1. </text:span>Машинная <text:span text:style-name="T15">инструкция</text:span> rdtsc (Read Time Stamp Counter) снимает показания счётчика тактов в виде 64-разрядного беззнакового целого числа, равного количеству тактов, прошедших с момента запуска процессора (листинг 4). Время в секундах получается делением количества тактов на тактовую частоту процессора. В этом примере используется ассемблерная вставка команды процессора rdtsc, результат выполнения который записывается в объединение (union) ticks (старшая и младшая части). Разница показаний счётчика тактов преобразовывается в секунды в зависимости от тактовой частоты.</text:p>
      <text:p text:style-name="P8"><text:span text:style-name="T12">2. </text:span>Функция clock_gettime с параметром CLOCK_MONOTONIC_RAW сохраняет значение системного таймера в структуру struct timespec. Структура состоит из двух полей: tv_sec и tv_nsec (можно считать их тип long int), задающих количество секунд и наносекунд (10−9 cек.), прошедших с некоторого неспецифицированного момента времени в прошлом. В приведённом примере сохраняется значение таймера перед выполнением некоторого кода и после него. Разница показаний преобразуется в секунды и выводится на экран. Кроме системного таймера, функция позволяет получать значения и других таймеров, например, времени процесса или потока.</text:p>
      <text:p text:style-name="P8"/>
      <text:list xml:id="list234733429655183" text:continue-numbering="true" text:style-name="WWNum1">
        <text:list-item>
          <text:p text:style-name="P40">Результаты работы </text:p>
          <text:p text:style-name="P44"><text:span text:style-name="T7">В</text:span><text:span text:style-name="T5"> таблице ниже </text:span><text:span text:style-name="T6">приведены результаты работы программы и время, потраченное на исполнение алгоритма:</text:span> </text:p>
        </text:list-item>
      </text:list>
      <text:p text:style-name="P28"/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5"><text:span text:style-name="T17">5</text:span>000000</text:p>
          </table:table-cell>
          <table:table-cell table:style-name="Table1.A1" office:value-type="string">
            <text:p text:style-name="P34">12000000</text:p>
          </table:table-cell>
          <table:table-cell table:style-name="Table1.A1" office:value-type="string">
            <text:p text:style-name="P34">60000000</text:p>
          </table:table-cell>
          <table:table-cell table:style-name="Table1.A1" office:value-type="string">
            <text:p text:style-name="P34">230000000</text:p>
          </table:table-cell>
        </table:table-row>
        <table:table-row>
          <table:table-cell table:style-name="Table1.A1" office:value-type="string">
            <text:p text:style-name="P36">System time</text:p>
          </table:table-cell>
          <table:table-cell table:style-name="Table1.A1" office:value-type="string">
            <text:p text:style-name="Table_20_Contents">1,76E-03</text:p>
          </table:table-cell>
          <table:table-cell table:style-name="Table1.A1" office:value-type="string">
            <text:p text:style-name="Table_20_Contents">1,41E-01</text:p>
          </table:table-cell>
          <table:table-cell table:style-name="Table1.A1" office:value-type="string">
            <text:p text:style-name="Table_20_Contents">4,55E+0</text:p>
          </table:table-cell>
          <table:table-cell table:style-name="Table1.A1" office:value-type="string">
            <text:p text:style-name="Table_20_Contents">1,6<text:span text:style-name="T15">4</text:span>E+01</text:p>
          </table:table-cell>
        </table:table-row>
        <table:table-row>
          <table:table-cell table:style-name="Table1.A1" office:value-type="string">
            <text:p text:style-name="Table_20_Contents">rdtsc</text:p>
          </table:table-cell>
          <table:table-cell table:style-name="Table1.A1" office:value-type="string">
            <text:p text:style-name="Table_20_Contents">1,<text:span text:style-name="T17">9</text:span>E-03</text:p>
          </table:table-cell>
          <table:table-cell table:style-name="Table1.A1" office:value-type="string">
            <text:p text:style-name="Table_20_Contents">1,68E-01</text:p>
          </table:table-cell>
          <table:table-cell table:style-name="Table1.A1" office:value-type="string">
            <text:p text:style-name="Table_20_Contents">4,<text:span text:style-name="T32">40</text:span>E+<text:span text:style-name="T15">0</text:span></text:p>
          </table:table-cell>
          <table:table-cell table:style-name="Table1.A1" office:value-type="string">
            <text:p text:style-name="Table_20_Contents">1,<text:span text:style-name="T32">69</text:span>E+01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list xml:id="list234733260846056" text:continue-numbering="true" text:style-name="WWNum1">
        <text:list-item>
          <text:p text:style-name="P41"><text:soft-page-break/>Листинг программы</text:p>
        </text:list-item>
      </text:list>
      <text:p text:style-name="P25"/>
      <text:p text:style-name="P26"><text:span text:style-name="T19"><text:tab/></text:span><text:span text:style-name="T18">#include </text:span><text:span text:style-name="T20">&lt;iostream&gt;</text:span><text:span text:style-name="T18"><text:tab/><text:tab/><text:tab/><text:tab/><text:tab/><text:tab/><text:tab/><text:tab/></text:span><text:span text:style-name="T31"><text:line-break/></text:span><text:span text:style-name="T18">#include </text:span><text:span text:style-name="T20">&lt;iomanip&gt;</text:span><text:span text:style-name="T18"><text:tab/><text:tab/><text:tab/><text:tab/><text:tab/><text:tab/><text:tab/><text:tab/></text:span><text:span text:style-name="T31"><text:line-break/></text:span><text:span text:style-name="T18">#include </text:span><text:span text:style-name="T20">&lt;stdio.h&gt;</text:span><text:span text:style-name="T18"><text:tab/><text:tab/><text:tab/><text:tab/><text:tab/><text:tab/><text:tab/><text:tab/></text:span><text:span text:style-name="T31"><text:line-break/></text:span><text:span text:style-name="T18">#include </text:span><text:span text:style-name="T20">&lt;time.h&gt;</text:span><text:span text:style-name="T18"><text:tab/><text:tab/><text:tab/><text:tab/><text:tab/><text:tab/><text:tab/><text:tab/><text:tab/></text:span><text:span text:style-name="T31"><text:line-break/></text:span><text:span text:style-name="T18"><text:tab/><text:tab/><text:tab/><text:tab/><text:tab/><text:tab/><text:tab/><text:tab/><text:tab/><text:tab/><text:tab/></text:span><text:span text:style-name="T31"><text:line-break/></text:span><text:span text:style-name="T18">inline long double </text:span><text:span text:style-name="T23">power</text:span><text:span text:style-name="T24">(</text:span><text:span text:style-name="T18">unsigned long long </text:span><text:span text:style-name="T26">power</text:span><text:span text:style-name="T24">)</text:span><text:span text:style-name="T18"><text:tab/><text:tab/><text:tab/></text:span><text:span text:style-name="T31"><text:line-break/></text:span><text:span text:style-name="T24">{</text:span><text:span text:style-name="T18"><text:tab/><text:tab/><text:tab/><text:tab/><text:tab/><text:tab/><text:tab/><text:tab/><text:tab/><text:tab/><text:tab/></text:span><text:span text:style-name="T31"><text:line-break/></text:span><text:span text:style-name="T24"><text:tab/></text:span><text:span text:style-name="T18">if</text:span><text:span text:style-name="T24">(</text:span><text:span text:style-name="T26">power </text:span><text:span text:style-name="T18">% </text:span><text:span text:style-name="T16">2 </text:span><text:span text:style-name="T18">== </text:span><text:span text:style-name="T16">1</text:span><text:span text:style-name="T24">)</text:span><text:span text:style-name="T18"><text:tab/><text:tab/><text:tab/><text:tab/><text:tab/><text:tab/><text:tab/></text:span><text:span text:style-name="T31"><text:line-break/></text:span><text:span text:style-name="T24"><text:tab/> <text:s text:c="3"/></text:span><text:span text:style-name="T18">return -</text:span><text:span text:style-name="T16">1.0</text:span><text:span text:style-name="T24">;</text:span><text:span text:style-name="T18"><text:tab/><text:tab/><text:tab/><text:tab/><text:tab/><text:tab/><text:tab/><text:tab/></text:span><text:span text:style-name="T31"><text:line-break/></text:span><text:span text:style-name="T24"><text:tab/></text:span><text:span text:style-name="T18">else return </text:span><text:span text:style-name="T16">1.0</text:span><text:span text:style-name="T24">;</text:span><text:span text:style-name="T18"><text:tab/><text:tab/><text:tab/><text:tab/><text:tab/><text:tab/><text:tab/><text:tab/></text:span><text:span text:style-name="T31"><text:line-break/></text:span><text:span text:style-name="T24">}</text:span><text:span text:style-name="T18"><text:tab/><text:tab/><text:tab/><text:tab/><text:tab/><text:tab/><text:tab/><text:tab/><text:tab/><text:tab/><text:tab/></text:span><text:span text:style-name="T31"><text:line-break/></text:span><text:span text:style-name="T18"><text:tab/><text:tab/><text:tab/><text:tab/><text:tab/><text:tab/><text:tab/><text:tab/><text:tab/><text:tab/><text:tab/></text:span><text:span text:style-name="T31"><text:line-break/></text:span><text:span text:style-name="T18">int </text:span><text:span text:style-name="T23">main</text:span><text:span text:style-name="T24">()</text:span><text:span text:style-name="T18"><text:tab/><text:tab/><text:tab/><text:tab/><text:tab/><text:tab/><text:tab/><text:tab/><text:tab/><text:tab/></text:span><text:span text:style-name="T31"><text:line-break/></text:span><text:span text:style-name="T24">{</text:span><text:span text:style-name="T18"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31"><text:line-break/></text:span><text:span text:style-name="T24"> <text:s text:c="3"/></text:span><text:span text:style-name="T21">/*union ticks{</text:span><text:span text:style-name="T18"><text:tab/><text:tab/><text:tab/><text:tab/><text:tab/><text:tab/><text:tab/><text:tab/></text:span><text:span text:style-name="T31"><text:line-break/></text:span><text:span text:style-name="T21"> <text:s text:c="8"/>unsigned long long t64;</text:span><text:span text:style-name="T18"><text:tab/><text:tab/><text:tab/><text:tab/><text:tab/><text:tab/></text:span><text:span text:style-name="T31"><text:line-break/></text:span><text:span text:style-name="T21"> <text:s text:c="8"/>struct s32 { long th, tl; } t32;</text:span><text:span text:style-name="T18"><text:tab/><text:tab/><text:tab/><text:tab/><text:tab/></text:span><text:span text:style-name="T31"><text:line-break/></text:span><text:span text:style-name="T21"> <text:s text:c="8"/>} start, end;</text:span><text:span text:style-name="T18"><text:tab/><text:tab/><text:tab/><text:tab/><text:tab/><text:tab/><text:tab/><text:tab/></text:span><text:span text:style-name="T31"><text:line-break/></text:span><text:span text:style-name="T21"> <text:s text:c="4"/>double cpu_Hz = 2600000000ULL;*/</text:span><text:span text:style-name="T18"><text:tab/><text:tab/><text:tab/><text:tab/><text:tab/></text:span><text:span text:style-name="T21"> </text:span></text:p>
      <text:p text:style-name="P27"><text:span text:style-name="T22"><text:s text:c="3"/></text:span><text:span text:style-name="T21">//Таймеры чередовались, отсюда комментирование </text:span><text:span text:style-name="T18"><text:tab/><text:tab/><text:tab/><text:tab/></text:span><text:span text:style-name="T31"><text:line-break/></text:span><text:span text:style-name="T21"><text:tab/></text:span><text:span text:style-name="T18">unsigned long long </text:span><text:span text:style-name="T24">N </text:span><text:span text:style-name="T18">= </text:span><text:span text:style-name="T16">600000000</text:span><text:span text:style-name="T24">;</text:span><text:span text:style-name="T18"><text:tab/><text:tab/><text:tab/><text:tab/><text:tab/></text:span><text:span text:style-name="T31"><text:line-break/></text:span><text:span text:style-name="T24"><text:tab/></text:span><text:span text:style-name="T18">long double </text:span><text:span text:style-name="T24">Pi </text:span><text:span text:style-name="T18">= </text:span><text:span text:style-name="T16">0</text:span><text:span text:style-name="T24">;</text:span><text:span text:style-name="T18"><text:tab/><text:tab/><text:tab/><text:tab/><text:tab/><text:tab/><text:tab/></text:span><text:span text:style-name="T31"><text:line-break/></text:span><text:span text:style-name="T24"> <text:s text:c="3"/></text:span><text:span text:style-name="T18">struct </text:span><text:span text:style-name="T27">timespec </text:span><text:span text:style-name="T24">start0, end0;</text:span><text:span text:style-name="T18"><text:tab/><text:tab/><text:tab/><text:tab/><text:tab/><text:tab/></text:span><text:span text:style-name="T31"><text:line-break/></text:span><text:span text:style-name="T18"><text:tab/><text:tab/><text:tab/><text:tab/><text:tab/><text:tab/><text:tab/><text:tab/><text:tab/><text:tab/><text:tab/></text:span><text:span text:style-name="T31"><text:line-break/></text:span><text:span text:style-name="T24"> <text:s text:c="3"/></text:span><text:span text:style-name="T28">clock_gettime</text:span><text:span text:style-name="T24">(</text:span><text:span text:style-name="T29">CLOCK_MONOTONIC_RAW</text:span><text:span text:style-name="T24">, </text:span><text:span text:style-name="T18">&amp;</text:span><text:span text:style-name="T24">start0);</text:span><text:span text:style-name="T18"><text:tab/><text:tab/><text:tab/></text:span><text:span text:style-name="T31"><text:line-break/></text:span><text:span text:style-name="T18"><text:tab/><text:tab/><text:tab/><text:tab/><text:tab/><text:tab/><text:tab/><text:tab/><text:tab/><text:tab/><text:tab/></text:span><text:span text:style-name="T31"><text:line-break/></text:span><text:span text:style-name="T24"> <text:s text:c="3"/></text:span><text:span text:style-name="T21">//asm("rdtsc\n":"=a"(start.t32.th),"=d"(start.t32.tl));</text:span><text:span text:style-name="T18"><text:tab/><text:tab/></text:span><text:span text:style-name="T31"><text:line-break/></text:span><text:span text:style-name="T18"><text:tab/><text:tab/><text:tab/><text:tab/><text:tab/><text:tab/><text:tab/><text:tab/><text:tab/><text:tab/><text:tab/></text:span><text:span text:style-name="T31"><text:line-break/></text:span><text:span text:style-name="T21"><text:tab/></text:span><text:span text:style-name="T18">for</text:span><text:span text:style-name="T24">(</text:span><text:span text:style-name="T18">unsigned long long </text:span><text:span text:style-name="T24">i </text:span><text:span text:style-name="T18">= </text:span><text:span text:style-name="T16">0</text:span><text:span text:style-name="T24">;i </text:span><text:span text:style-name="T18">&lt; </text:span><text:span text:style-name="T24">N;i</text:span><text:span text:style-name="T18">++</text:span><text:span text:style-name="T24">)</text:span><text:span text:style-name="T18"><text:tab/><text:tab/><text:tab/><text:tab/></text:span><text:span text:style-name="T31"><text:line-break/></text:span><text:span text:style-name="T24"><text:tab/><text:tab/>Pi </text:span><text:span text:style-name="T18">+= </text:span><text:span text:style-name="T28">power</text:span><text:span text:style-name="T24">(i) </text:span><text:span text:style-name="T18">* </text:span><text:span text:style-name="T24">(</text:span><text:span text:style-name="T16">4.0L </text:span><text:span text:style-name="T18">/ </text:span><text:span text:style-name="T24">(</text:span><text:span text:style-name="T16">2.0L </text:span><text:span text:style-name="T18">*<text:tab/><text:tab/><text:tab/><text:tab/> </text:span></text:p>
      <text:p text:style-name="P27"><text:span text:style-name="T19"><text:tab/></text:span><text:span text:style-name="T18"><text:tab/><text:tab/><text:tab/>static_cast&lt;long double&gt;</text:span><text:span text:style-name="T24">(i) </text:span><text:span text:style-name="T18">+ </text:span><text:span text:style-name="T16">1.0L</text:span><text:span text:style-name="T24">));</text:span><text:span text:style-name="T18"><text:tab/><text:tab/></text:span><text:span text:style-name="T31"><text:line-break/></text:span><text:span text:style-name="T18"><text:tab/><text:tab/><text:tab/><text:tab/><text:tab/><text:tab/><text:tab/><text:tab/><text:tab/><text:tab/><text:tab/></text:span><text:span text:style-name="T31"><text:line-break/></text:span><text:span text:style-name="T24"> <text:s text:c="3"/></text:span><text:span text:style-name="T21">//asm("rdtsc\n":"=a"(end.t32.th),"=d"(end.t32.tl));</text:span><text:span text:style-name="T18"><text:tab/><text:tab/></text:span><text:span text:style-name="T31"><text:line-break/></text:span><text:span text:style-name="T18"><text:tab/><text:tab/><text:tab/><text:tab/><text:tab/><text:tab/><text:tab/><text:tab/><text:tab/><text:tab/><text:tab/></text:span><text:span text:style-name="T31"><text:line-break/></text:span><text:span text:style-name="T21"><text:tab/></text:span><text:span text:style-name="T28">clock_gettime</text:span><text:span text:style-name="T24">(</text:span><text:span text:style-name="T29">CLOCK_MONOTONIC_RAW</text:span><text:span text:style-name="T24">, </text:span><text:span text:style-name="T18">&amp;</text:span><text:span text:style-name="T24">end0);</text:span><text:span text:style-name="T18"><text:tab/><text:tab/><text:tab/></text:span><text:span text:style-name="T31"><text:line-break/></text:span><text:span text:style-name="T18"><text:tab/><text:tab/><text:tab/><text:tab/><text:tab/><text:tab/><text:tab/><text:tab/><text:tab/><text:tab/><text:tab/></text:span><text:span text:style-name="T31"><text:line-break/></text:span><text:span text:style-name="T24"><text:tab/></text:span><text:span text:style-name="T27">std</text:span><text:span text:style-name="T18">::</text:span><text:span text:style-name="T24">cout </text:span><text:span text:style-name="T30">&lt;&lt; </text:span><text:span text:style-name="T27">std</text:span><text:span text:style-name="T18">::</text:span><text:span text:style-name="T28">fixed </text:span><text:span text:style-name="T30">&lt;&lt;</text:span><text:span text:style-name="T27">std</text:span><text:span text:style-name="T18">::</text:span><text:span text:style-name="T28">setprecision</text:span><text:span text:style-name="T24">(</text:span><text:span text:style-name="T16">20</text:span><text:span text:style-name="T24">) </text:span><text:span text:style-name="T30">&lt;&lt; </text:span><text:span text:style-name="T24">Pi </text:span><text:span text:style-name="T30">&lt;&lt;</text:span><text:span text:style-name="T18"><text:tab/></text:span><text:span text:style-name="T30"> </text:span><text:span text:style-name="T27">std</text:span><text:span text:style-name="T18">::</text:span><text:span text:style-name="T28">endl</text:span><text:span text:style-name="T24">;</text:span><text:span text:style-name="T18"><text:tab/><text:tab/><text:tab/><text:tab/><text:tab/><text:tab/><text:tab/><text:tab/><text:tab/><text:tab/><text:tab/><text:tab/><text:tab/><text:tab/><text:tab/><text:tab/><text:tab/><text:tab/><text:tab/><text:tab/><text:tab/></text:span><text:span text:style-name="T31"><text:line-break/></text:span><text:span text:style-name="T18"><text:tab/><text:tab/><text:tab/><text:tab/><text:tab/><text:tab/><text:tab/><text:tab/><text:tab/><text:tab/><text:tab/></text:span><text:span text:style-name="T31"><text:line-break/></text:span><text:span text:style-name="T24"> <text:s text:c="3"/></text:span><text:span text:style-name="T28">printf</text:span><text:span text:style-name="T24">(</text:span><text:span text:style-name="T20">"System time taken: </text:span><text:span text:style-name="T16">%lf</text:span><text:span text:style-name="T20"> sec.</text:span><text:span text:style-name="T16">\n</text:span><text:span text:style-name="T20">"</text:span><text:span text:style-name="T24">,</text:span><text:span text:style-name="T18"><text:tab/><text:tab/><text:tab/><text:tab/></text:span><text:span text:style-name="T24"> </text:span></text:p>
      <text:p text:style-name="P27"><text:span text:style-name="T25"><text:tab/></text:span><text:span text:style-name="T24">end0.</text:span><text:span text:style-name="T16">tv_sec</text:span><text:span text:style-name="T18">-</text:span><text:span text:style-name="T24">start0.</text:span><text:span text:style-name="T16">tv_sec </text:span><text:span text:style-name="T18">+ </text:span><text:span text:style-name="T16">0.000000001</text:span><text:span text:style-name="T18">*</text:span><text:span text:style-name="T24">(end0.</text:span><text:span text:style-name="T16">tv_nsec</text:span><text:span text:style-name="T18">-<text:tab/><text:tab/></text:span></text:p>
      <text:p text:style-name="P27"><text:span text:style-name="T19"><text:tab/></text:span><text:span text:style-name="T18"><text:tab/><text:tab/><text:tab/><text:tab/><text:tab/><text:tab/><text:tab/><text:tab/></text:span><text:span text:style-name="T24">start0.</text:span><text:span text:style-name="T16">tv_nsec</text:span><text:span text:style-name="T24">));</text:span><text:span text:style-name="T18"><text:tab/><text:tab/><text:tab/><text:tab/><text:tab/><text:tab/><text:tab/><text:tab/><text:tab/><text:tab/><text:tab/><text:tab/></text:span><text:span text:style-name="T31"><text:line-break/></text:span><text:span text:style-name="T24"> <text:s text:c="3"/></text:span><text:span text:style-name="T21">//printf("RDTSC time taken: %lf sec.\n",</text:span><text:span text:style-name="T18"><text:tab/><text:tab/><text:tab/><text:tab/></text:span></text:p>
      <text:p text:style-name="P27"><text:span text:style-name="T19"><text:tab/></text:span><text:span text:style-name="T18"><text:tab/><text:tab/><text:tab/><text:tab/><text:tab/><text:tab/></text:span><text:span text:style-name="T21">(end.t64-start.t64)/cpu_Hz);</text:span><text:span text:style-name="T18"><text:tab/></text:span></text:p>
      <text:p text:style-name="P27"><text:span text:style-name="T19"><text:tab/></text:span><text:span text:style-name="T24">}</text:span><text:span text:style-name="T18"><text:tab/><text:tab/><text:tab/><text:tab/><text:tab/><text:tab/><text:tab/><text:tab/><text:tab/><text:tab/><text:tab/></text:span></text:p>
      <text:p text:style-name="P26"/>
      <text:list xml:id="list234733982653875" text:continue-numbering="true" text:style-name="WWNum1">
        <text:list-item>
          <text:p text:style-name="P41">Выводы</text:p>
        </text:list-item>
      </text:list>
      <text:p text:style-name="P19">По результатам проведённых исследований было подтверждено преимущество метода анализа времени работы программы с помощью машинной команды rdtsc, перед стандартным использованием значений системного таймера с помощью функции clock_gettime. Была установлена нестабильность метода оценки с помощью машинной команды rdtsc в <text:soft-page-break/>случае с динамическим масштабированием частоты процессора, что могло в некоторых случаях приводить к неверным результатам оценки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" svg:font-family="Times" style:font-family-generic="roma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text-align="center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in" fo:margin-right="0in" fo:margin-top="0.25in" fo:margin-bottom="0.1665in" loext:contextual-spacing="false" fo:text-align="center" style:justify-single-word="false" fo:text-indent="0in" style:auto-text-indent="false" fo:break-before="pag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align="center" style:justify-single-word="false" fo:text-indent="0in" style:auto-text-indent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0835in" fo:margin-bottom="0in" loext:contextual-spacing="false"/>
    </style:style>
    <style:style style:name="Body_20_Text_20_3" style:display-name="Body Text 3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in" fo:margin-right="0in" fo:margin-top="0.1665in" fo:margin-bottom="0in" loext:contextual-spacing="false" fo:line-height="107%" fo:text-align="start" style:justify-single-word="false" fo:keep-together="always" fo:text-indent="0in" style:auto-text-indent="false"/>
      <style:text-properties fo:color="#2e74b5" style:font-name="Calibri Light" fo:font-family="'Calibri Light'" style:font-family-generic="swiss" style:font-pitch="variable" fo:font-weight="normal" style:letter-kerning="false" style:font-weight-asian="normal" style:font-name-complex="Calibri Light" style:font-family-complex="'Calibri Light'" style:font-family-generic-complex="swiss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6_20_Char" style:display-name="Heading 6 Char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7_20_Char" style:display-name="Heading 7 Char" style:family="text">
      <style:text-properties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Body_20_Text_20_3_20_Char" style:display-name="Body Text 3 Char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9-09-04T15:38:00</meta:creation-date>
    <dc:date>2019-09-20T23:47:32.209823650</dc:date>
    <meta:editing-cycles>11</meta:editing-cycles>
    <meta:editing-duration>PT15M4S</meta:editing-duration>
    <meta:generator>LibreOffice/6.2.6.2$Linux_X86_64 LibreOffice_project/20$Build-2</meta:generator>
    <meta:document-statistic meta:table-count="1" meta:image-count="0" meta:object-count="0" meta:page-count="5" meta:paragraph-count="59" meta:word-count="758" meta:character-count="6431" meta:non-whitespace-character-count="5280"/>
  </office:meta>
</office:document-meta>
</file>